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P2" style:family="paragraph" style:parent-style-name="Text_20_body">
      <style:paragraph-properties fo:margin-top="0cm" fo:margin-bottom="0.499cm" style:contextual-spacing="false"/>
    </style:style>
    <style:style style:name="P3" style:family="paragraph" style:parent-style-name="Text_20_body">
      <loext:graphic-properties draw:fill-hatch-name="hatch"/>
      <style:paragraph-properties fo:margin-top="0.101cm" fo:margin-bottom="0.499cm" style:contextual-spacing="false" fo:line-height="115%" fo:break-before="page"/>
      <style:text-properties fo:font-variant="normal" fo:text-transform="none" fo:color="#000000" loext:opacity="100%" style:text-line-through-style="none" style:text-line-through-type="none" fo:font-size="14pt" style:text-underline-style="none" officeooo:rsid="0042820b" officeooo:paragraph-rsid="0051a3eb" style:text-blinking="false" fo:background-color="transparent" style:font-size-asian="14pt" style:font-size-complex="14pt"/>
    </style:style>
    <style:style style:name="P4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officeooo:paragraph-rsid="0042820b"/>
    </style:style>
    <style:style style:name="P5" style:family="paragraph" style:parent-style-name="Text_20_body" style:list-style-name="L1">
      <style:paragraph-properties fo:margin-top="0cm" fo:margin-bottom="0.499cm" style:contextual-spacing="false"/>
    </style:style>
    <style:style style:name="P6" style:family="paragraph" style:parent-style-name="Text_20_body" style:list-style-name="L2">
      <style:paragraph-properties fo:margin-top="0cm" fo:margin-bottom="0.499cm" style:contextual-spacing="false"/>
    </style:style>
    <style:style style:name="P7" style:family="paragraph" style:parent-style-name="Text_20_body">
      <style:paragraph-properties fo:margin-top="0cm" fo:margin-bottom="0.499cm" style:contextual-spacing="false" fo:line-height="150%"/>
      <style:text-properties officeooo:paragraph-rsid="0046b883"/>
    </style:style>
    <style:style style:name="P8" style:family="paragraph" style:parent-style-name="Text_20_body">
      <style:paragraph-properties fo:margin-top="0cm" fo:margin-bottom="0.499cm" style:contextual-spacing="false" fo:line-height="150%"/>
    </style:style>
    <style:style style:name="P9" style:family="paragraph" style:parent-style-name="Text_20_body" style:list-style-name="L3"/>
    <style:style style:name="T1" style:family="text">
      <style:text-properties officeooo:rsid="0050d310"/>
    </style:style>
    <style:style style:name="T2" style:family="text">
      <style:text-properties officeooo:rsid="00495328"/>
    </style:style>
    <style:style style:name="T3" style:family="text">
      <style:text-properties officeooo:rsid="004c95cc"/>
    </style:style>
    <style:style style:name="T4" style:family="text">
      <style:text-properties officeooo:rsid="004b0446"/>
    </style:style>
    <style:style style:name="T5" style:family="text">
      <style:text-properties officeooo:rsid="0051d68a"/>
    </style:style>
    <style:style style:name="T6" style:family="text">
      <style:text-properties fo:font-size="14pt" officeooo:rsid="0042820b" style:font-size-asian="14pt" style:font-size-complex="14pt"/>
    </style:style>
    <style:style style:name="T7" style:family="text">
      <style:text-properties fo:font-size="14pt" officeooo:rsid="00495328" style:font-size-asian="14pt" style:font-size-complex="14pt"/>
    </style:style>
    <style:style style:name="T8" style:family="text">
      <style:text-properties officeooo:rsid="0053d48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Strong_20_Emphasis">Call to Worship</text:span> (2 Peter 1:16-18) / <text:span text:style-name="Strong_20_Emphasis">Opening prayer</text:span> (Douglas M)</text:p>
      <text:p text:style-name="P8"><text:span text:style-name="Strong_20_Emphasis">Praise</text:span>: <text:span text:style-name="Emphasis">Across the Lands</text:span></text:p>
      <text:p text:style-name="P8"><text:span text:style-name="Strong_20_Emphasis">Bible Reading</text:span>: Luke 11:1-13 (Stephen A)</text:p>
      <text:p text:style-name="P8"><text:span text:style-name="Strong_20_Emphasis">Announcements</text:span> (Mook L)</text:p>
      <text:p text:style-name="P8"><text:span text:style-name="Strong_20_Emphasis">Praise</text:span>: <text:span text:style-name="Emphasis">All My Ways Are Known To You</text:span></text:p>
      <text:p text:style-name="P8"><text:span text:style-name="Strong_20_Emphasis">Prayer for the church and the world</text:span>  (ML)</text:p>
      <text:p text:style-name="P8"><text:span text:style-name="Strong_20_Emphasis">Bible reading</text:span>: Mark 3:22-30 + 1 John 5:14-17 (MarJo A)</text:p>
      <text:p text:style-name="P8"><text:span text:style-name="Strong_20_Emphasis">Praise</text:span>: <text:span text:style-name="Emphasis">I Lay My Sins on Jesus (Rej 406)</text:span></text:p>
      <text:p text:style-name="P8"><text:span text:style-name="Strong_20_Emphasis">Sermon</text:span>: “PRAYING WITH CONFIDENCE” (DM)</text:p>
      <text:p text:style-name="P8"><text:span text:style-name="Strong_20_Emphasis">Praise</text:span>: <text:span text:style-name="Emphasis">Behold the Lamb (v1-3)</text:span></text:p>
      <text:p text:style-name="P8"><text:span text:style-name="Strong_20_Emphasis">The Lord’s Supper</text:span></text:p>
      <text:p text:style-name="P8"><text:span text:style-name="Strong_20_Emphasis">Praise</text:span>: <text:span text:style-name="Emphasis">Behold the Lamb (v4)</text:span></text:p>
      <text:p text:style-name="P8"><text:span text:style-name="Strong_20_Emphasis">Benediction</text:span> (DM)</text:p>
      <text:p text:style-name="Text_20_body"><text:span text:style-name="Strong_20_Emphasis">Sermon Outline</text:span></text:p>
      <text:p text:style-name="Text_20_body">“PRAYING WITH CONFIDENCE”  (1 John 5:14-17)</text:p>
      <text:p text:style-name="Text_20_body">Introduction</text:p>
      <text:list text:style-name="L3">
        <text:list-item>
          <text:p text:style-name="P9">Asking God for things (vv14-15)</text:p>
        </text:list-item>
        <text:list-item>
          <text:p text:style-name="P9">Praying for another believer (v16a)</text:p>
        </text:list-item>
        <text:list-item>
          <text:p text:style-name="P9">The eternal sin (v16b)</text:p>
        </text:list-item>
        <text:list-item>
          <text:p text:style-name="P9">There is forgiveness with God (v17)</text:p>
        </text:list-item>
      </text:list>
      <text:p text:style-name="Text_20_body">Conclusion</text:p>
      <text:p text:style-name="P3"><text:span text:style-name="Strong_20_Emphasis">Call to Worship</text:span> <text:span text:style-name="T5">(1 Chron 16:8-9) </text:span><text:span text:style-name="T1">&amp;</text:span> <text:span text:style-name="Strong_20_Emphasis">Opening prayer</text:span> </text:p>
      <text:p text:style-name="Opening_5f_Verse">[8] Give praise to the Lord, proclaim his name; make known among the nations what he has done. </text:p>
      <text:p text:style-name="Opening_5f_Verse">[9] Sing to him, sing praise to him; tell of all his wonderful acts. </text:p>
      <text:p text:style-name="P4"><text:span text:style-name="T6">[</text:span><text:span text:style-name="T7">Rej! 47</text:span><text:span text:style-name="T6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pening_5f_Verse" style:display-name="Opening_Verse" style:family="paragraph" style:parent-style-name="Text_20_body">
      <loext:graphic-properties draw:fill="none" draw:fill-color="#729fcf"/>
      <style:paragraph-properties fo:margin-left="2cm" fo:margin-right="0cm" fo:margin-top="0.101cm" fo:margin-bottom="0.499cm" style:contextual-spacing="false" fo:line-height="115%" fo:text-indent="-1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Liberation Serif" fo:font-family="'Liberation Serif'" style:font-family-generic="roman" style:font-pitch="variable" fo:font-size="14pt" style:text-underline-style="none" fo:font-weight="bold" officeooo:rsid="0042820b" style:text-blinking="false" fo:background-color="transparent" style:font-size-asian="14pt" style:font-weight-asian="bold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MT1" style:family="text">
      <style:text-properties officeooo:rsid="0053d482"/>
    </style:style>
    <style:style style:name="MT2" style:family="text">
      <style:text-properties officeooo:rsid="00495328"/>
    </style:style>
    <style:style style:name="MT3" style:family="text">
      <style:text-properties officeooo:rsid="004b0446"/>
    </style:style>
    <style:page-layout style:name="Mpm1">
      <style:page-layout-properties fo:page-width="21.001cm" fo:page-height="29.7cm" style:num-format="1" style:print-orientation="portrait" fo:margin-top="0.265cm" fo:margin-bottom="0.44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2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Order of Service <text:span text:style-name="MT1">6</text:span><text:span text:style-name="MT2">th</text:span> <text:span text:style-name="MT1">July</text:span><text:span text:style-name="MT3"> 2025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22:27:46.588100406</meta:creation-date>
    <dc:date>2025-07-05T20:49:57.756332811</dc:date>
    <meta:editing-duration>PT6H36M12S</meta:editing-duration>
    <meta:editing-cycles>47</meta:editing-cycles>
    <meta:generator>LibreOffice/24.2.7.2$Linux_X86_64 LibreOffice_project/420$Build-2</meta:generator>
    <meta:print-date>2024-02-03T21:06:33.278074986</meta:print-date>
    <meta:document-statistic meta:table-count="0" meta:image-count="0" meta:object-count="0" meta:page-count="2" meta:paragraph-count="26" meta:word-count="162" meta:character-count="910" meta:non-whitespace-character-count="773"/>
  </office:meta>
</office:document-meta>
</file>